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8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3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3">
          <table:table-cell table:style-name="Default" office:value-type="string">
            <text:p>Address</text:p>
          </table:table-cell>
          <table:table-cell office:value-type="string">
            <text:p>Mode</text:p>
          </table:table-cell>
          <table:table-cell office:value-type="string">
            <text:p>Register</text:p>
          </table:table-cell>
          <table:table-cell office:value-type="string">
            <text:p>GPIO</text:p>
          </table:table-cell>
          <table:table-cell office:value-type="string">
            <text:p>PIN Header</text:p>
          </table:table-cell>
          <table:table-cell office:value-type="string">
            <text:p>PIN</text:p>
          </table:table-cell>
          <table:table-cell office:value-type="string">
            <text:p>WOL</text:p>
          </table:table-cell>
          <table:table-cell office:value-type="string">
            <text:p>PRU</text:p>
          </table:table-cell>
        </table:table-row>
        <table:table-row table:style-name="ro2">
          <table:table-cell office:value-type="string">
            <text:p>0x0e0</text:p>
          </table:table-cell>
          <table:table-cell office:value-type="string">
            <text:p>0x0f</text:p>
          </table:table-cell>
          <table:table-cell office:value-type="string">
            <text:p>PRU1-r30-8</text:p>
          </table:table-cell>
          <table:table-cell office:value-type="string">
            <text:p>GPIO2_22</text:p>
          </table:table-cell>
          <table:table-cell office:value-type="string">
            <text:p>P8-27</text:p>
          </table:table-cell>
          <table:table-cell office:value-type="string">
            <text:p>U5</text:p>
          </table:table-cell>
          <table:table-cell office:value-type="string">
            <text:p>Reset0</text:p>
          </table:table-cell>
          <table:table-cell office:value-type="string">
            <text:p>GPIO</text:p>
          </table:table-cell>
        </table:table-row>
        <table:table-row table:style-name="ro2">
          <table:table-cell office:value-type="string">
            <text:p>0x0e4</text:p>
          </table:table-cell>
          <table:table-cell office:value-type="string">
            <text:p>0x0f</text:p>
          </table:table-cell>
          <table:table-cell office:value-type="string">
            <text:p>PRU1-r30-9</text:p>
          </table:table-cell>
          <table:table-cell office:value-type="string">
            <text:p>GPIO2_23</text:p>
          </table:table-cell>
          <table:table-cell office:value-type="string">
            <text:p>P8-29</text:p>
          </table:table-cell>
          <table:table-cell office:value-type="string">
            <text:p>R5</text:p>
          </table:table-cell>
          <table:table-cell office:value-type="string">
            <text:p>Reset1</text:p>
          </table:table-cell>
          <table:table-cell office:value-type="string">
            <text:p>GPIO</text:p>
          </table:table-cell>
        </table:table-row>
        <table:table-row table:style-name="ro2">
          <table:table-cell office:value-type="string">
            <text:p>0x1ac</text:p>
          </table:table-cell>
          <table:table-cell office:value-type="string">
            <text:p>0x05</text:p>
          </table:table-cell>
          <table:table-cell office:value-type="string">
            <text:p>PRU0-r30-7 </text:p>
          </table:table-cell>
          <table:table-cell office:value-type="string">
            <text:p>GPIO3_21</text:p>
          </table:table-cell>
          <table:table-cell office:value-type="string">
            <text:p>P9-25</text:p>
          </table:table-cell>
          <table:table-cell office:value-type="string">
            <text:p>A14</text:p>
          </table:table-cell>
          <table:table-cell office:value-type="string">
            <text:p>LATCH0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190</text:p>
          </table:table-cell>
          <table:table-cell office:value-type="string">
            <text:p>0x05</text:p>
          </table:table-cell>
          <table:table-cell office:value-type="string">
            <text:p>PRU1-r30-0 </text:p>
          </table:table-cell>
          <table:table-cell office:value-type="string">
            <text:p>GPIO3_14</text:p>
          </table:table-cell>
          <table:table-cell office:value-type="string">
            <text:p>P9-31</text:p>
          </table:table-cell>
          <table:table-cell office:value-type="string">
            <text:p>A13</text:p>
          </table:table-cell>
          <table:table-cell office:value-type="string">
            <text:p>SCKL0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194</text:p>
          </table:table-cell>
          <table:table-cell office:value-type="string">
            <text:p>0x05</text:p>
          </table:table-cell>
          <table:table-cell office:value-type="string">
            <text:p>PRU0-r30-1</text:p>
          </table:table-cell>
          <table:table-cell office:value-type="string">
            <text:p>GPIO3_15</text:p>
          </table:table-cell>
          <table:table-cell office:value-type="string">
            <text:p>P9-29</text:p>
          </table:table-cell>
          <table:table-cell office:value-type="string">
            <text:p>B13</text:p>
          </table:table-cell>
          <table:table-cell office:value-type="string">
            <text:p>SDO0_0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198</text:p>
          </table:table-cell>
          <table:table-cell office:value-type="string">
            <text:p>0x05</text:p>
          </table:table-cell>
          <table:table-cell office:value-type="string">
            <text:p>PRU0-r30-2</text:p>
          </table:table-cell>
          <table:table-cell office:value-type="string">
            <text:p>GPIO3_13</text:p>
          </table:table-cell>
          <table:table-cell office:value-type="string">
            <text:p>P9-30</text:p>
          </table:table-cell>
          <table:table-cell office:value-type="string">
            <text:p>D12</text:p>
          </table:table-cell>
          <table:table-cell office:value-type="string">
            <text:p>SDO0_1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19c</text:p>
          </table:table-cell>
          <table:table-cell office:value-type="string">
            <text:p>0x05</text:p>
          </table:table-cell>
          <table:table-cell office:value-type="string">
            <text:p>PRU0-r30-3</text:p>
          </table:table-cell>
          <table:table-cell office:value-type="string">
            <text:p>GPIO3_17</text:p>
          </table:table-cell>
          <table:table-cell office:value-type="string">
            <text:p>P9-28</text:p>
          </table:table-cell>
          <table:table-cell office:value-type="string">
            <text:p>C12</text:p>
          </table:table-cell>
          <table:table-cell office:value-type="string">
            <text:p>SDO0_2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1a4</text:p>
          </table:table-cell>
          <table:table-cell office:value-type="string">
            <text:p>0x05</text:p>
          </table:table-cell>
          <table:table-cell office:value-type="string">
            <text:p>PRU0-r30-5</text:p>
          </table:table-cell>
          <table:table-cell office:value-type="string">
            <text:p>GPIO3_19</text:p>
          </table:table-cell>
          <table:table-cell office:value-type="string">
            <text:p>P9-27 </text:p>
          </table:table-cell>
          <table:table-cell office:value-type="string">
            <text:p>C13</text:p>
          </table:table-cell>
          <table:table-cell office:value-type="string">
            <text:p>SDO0_3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030</text:p>
          </table:table-cell>
          <table:table-cell office:value-type="string">
            <text:p>0x06</text:p>
          </table:table-cell>
          <table:table-cell office:value-type="string">
            <text:p>PRU0-r30-14</text:p>
          </table:table-cell>
          <table:table-cell office:value-type="string">
            <text:p>GPIO1_12</text:p>
          </table:table-cell>
          <table:table-cell office:value-type="string">
            <text:p>P8-12</text:p>
          </table:table-cell>
          <table:table-cell office:value-type="string">
            <text:p>T12</text:p>
          </table:table-cell>
          <table:table-cell office:value-type="string">
            <text:p>SDO0_4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034</text:p>
          </table:table-cell>
          <table:table-cell office:value-type="string">
            <text:p>0x06</text:p>
          </table:table-cell>
          <table:table-cell office:value-type="string">
            <text:p>PRU0-r30-15 </text:p>
          </table:table-cell>
          <table:table-cell office:value-type="string">
            <text:p>GPIO1_13 </text:p>
          </table:table-cell>
          <table:table-cell office:value-type="string">
            <text:p>P8-11 </text:p>
          </table:table-cell>
          <table:table-cell office:value-type="string">
            <text:p>R12</text:p>
          </table:table-cell>
          <table:table-cell office:value-type="string">
            <text:p>SDO0_5</text:p>
          </table:table-cell>
          <table:table-cell office:value-type="string">
            <text:p>PRU0</text:p>
          </table:table-cell>
        </table:table-row>
        <table:table-row table:style-name="ro2">
          <table:table-cell office:value-type="string">
            <text:p>0x0a8</text:p>
          </table:table-cell>
          <table:table-cell office:value-type="string">
            <text:p>0x05</text:p>
          </table:table-cell>
          <table:table-cell office:value-type="string">
            <text:p>PRU1-r30-2</text:p>
          </table:table-cell>
          <table:table-cell office:value-type="string">
            <text:p>GPIO2_8</text:p>
          </table:table-cell>
          <table:table-cell office:value-type="string">
            <text:p>P8-43</text:p>
          </table:table-cell>
          <table:table-cell office:value-type="string">
            <text:p>R3</text:p>
          </table:table-cell>
          <table:table-cell office:value-type="string">
            <text:p>LATCH1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a0</text:p>
          </table:table-cell>
          <table:table-cell office:value-type="string">
            <text:p>0x05</text:p>
          </table:table-cell>
          <table:table-cell office:value-type="string">
            <text:p>PRU0-r30-0 </text:p>
          </table:table-cell>
          <table:table-cell office:value-type="string">
            <text:p>GPIO2_6</text:p>
          </table:table-cell>
          <table:table-cell office:value-type="string">
            <text:p>P8-45</text:p>
          </table:table-cell>
          <table:table-cell office:value-type="string">
            <text:p>R1 </text:p>
          </table:table-cell>
          <table:table-cell office:value-type="string">
            <text:p>SCKL1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a4</text:p>
          </table:table-cell>
          <table:table-cell office:value-type="string">
            <text:p>0x05</text:p>
          </table:table-cell>
          <table:table-cell office:value-type="string">
            <text:p>PRU1-r30-1</text:p>
          </table:table-cell>
          <table:table-cell office:value-type="string">
            <text:p>GPIO2_7</text:p>
          </table:table-cell>
          <table:table-cell office:value-type="string">
            <text:p>P8-46</text:p>
          </table:table-cell>
          <table:table-cell office:value-type="string">
            <text:p>R2</text:p>
          </table:table-cell>
          <table:table-cell office:value-type="string">
            <text:p>SDO1_0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ac</text:p>
          </table:table-cell>
          <table:table-cell office:value-type="string">
            <text:p>0x05</text:p>
          </table:table-cell>
          <table:table-cell office:value-type="string">
            <text:p>PRU1-r30-3</text:p>
          </table:table-cell>
          <table:table-cell office:value-type="string">
            <text:p>GPIO2_9</text:p>
          </table:table-cell>
          <table:table-cell office:value-type="string">
            <text:p>P8-44</text:p>
          </table:table-cell>
          <table:table-cell office:value-type="string">
            <text:p>R4</text:p>
          </table:table-cell>
          <table:table-cell office:value-type="string">
            <text:p>SDO1_1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b0</text:p>
          </table:table-cell>
          <table:table-cell office:value-type="string">
            <text:p>0x05</text:p>
          </table:table-cell>
          <table:table-cell office:value-type="string">
            <text:p>PRU1-r30-4</text:p>
          </table:table-cell>
          <table:table-cell office:value-type="string">
            <text:p>GPIO2_10</text:p>
          </table:table-cell>
          <table:table-cell office:value-type="string">
            <text:p>P8-41</text:p>
          </table:table-cell>
          <table:table-cell office:value-type="string">
            <text:p>T1</text:p>
          </table:table-cell>
          <table:table-cell office:value-type="string">
            <text:p>SDO1_2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b4</text:p>
          </table:table-cell>
          <table:table-cell office:value-type="string">
            <text:p>0x05</text:p>
          </table:table-cell>
          <table:table-cell office:value-type="string">
            <text:p>PRU1-r30-5</text:p>
          </table:table-cell>
          <table:table-cell office:value-type="string">
            <text:p>GPIO2_11</text:p>
          </table:table-cell>
          <table:table-cell office:value-type="string">
            <text:p>P8-42</text:p>
          </table:table-cell>
          <table:table-cell office:value-type="string">
            <text:p>T2</text:p>
          </table:table-cell>
          <table:table-cell office:value-type="string">
            <text:p>SDO1_3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b8</text:p>
          </table:table-cell>
          <table:table-cell office:value-type="string">
            <text:p>0x05</text:p>
          </table:table-cell>
          <table:table-cell office:value-type="string">
            <text:p>PRU1-r30-6</text:p>
          </table:table-cell>
          <table:table-cell office:value-type="string">
            <text:p>GPIO2_12</text:p>
          </table:table-cell>
          <table:table-cell office:value-type="string">
            <text:p>P8-39</text:p>
          </table:table-cell>
          <table:table-cell office:value-type="string">
            <text:p>T3</text:p>
          </table:table-cell>
          <table:table-cell office:value-type="string">
            <text:p>SDO1_4</text:p>
          </table:table-cell>
          <table:table-cell office:value-type="string">
            <text:p>PRU1</text:p>
          </table:table-cell>
        </table:table-row>
        <table:table-row table:style-name="ro2">
          <table:table-cell office:value-type="string">
            <text:p>0x0bc</text:p>
          </table:table-cell>
          <table:table-cell office:value-type="string">
            <text:p>0x05</text:p>
          </table:table-cell>
          <table:table-cell office:value-type="string">
            <text:p>PRU1-r30-7</text:p>
          </table:table-cell>
          <table:table-cell office:value-type="string">
            <text:p>GPIO2_13</text:p>
          </table:table-cell>
          <table:table-cell office:value-type="string">
            <text:p>P8-40</text:p>
          </table:table-cell>
          <table:table-cell office:value-type="string">
            <text:p>T4</text:p>
          </table:table-cell>
          <table:table-cell office:value-type="string">
            <text:p>SDO1_5</text:p>
          </table:table-cell>
          <table:table-cell office:value-type="string">
            <text:p>PRU1</text:p>
          </table:table-cell>
        </table:table-row>
        <table:table-row table:style-name="ro2" table:number-rows-repeated="7">
          <table:table-cell table:style-name="Default"/>
          <table:table-cell table:number-columns-repeated="7"/>
        </table:table-row>
        <table:table-row table:style-name="ro2"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14.02.2014</text:date>, <text:time>00:3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9:35:39.49</meta:creation-date>
    <dc:date>2014-02-14T00:38:55.08</dc:date>
    <meta:editing-duration>PT2H55M15S</meta:editing-duration>
    <meta:editing-cycles>3</meta:editing-cycles>
    <meta:generator>OpenOffice/4.0.1$Win32 OpenOffice.org_project/401m5$Build-9714</meta:generator>
    <meta:document-statistic meta:table-count="3" meta:cell-count="152" meta:object-count="0"/>
  </office:meta>
</office:document-meta>
</file>